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position="0% 100%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solid" style:text-position="0% 100%" style:font-name="Times New Roman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  <style:style style:name="T9" style:family="text">
      <style:text-properties style:text-line-through-style="none" style:text-position="0% 100%" style:font-name="Times New Roman1" style:text-underline-style="none"/>
    </style:style>
    <style:style style:name="T10" style:family="text">
      <style:text-properties style:text-line-through-style="none" style:text-position="0% 100%" style:font-name="Times New Roman" style:text-underline-style="none"/>
    </style:style>
    <style:style style:name="T11" style:family="text">
      <style:text-properties style:text-line-through-style="none" style:text-position="super 58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2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An explanatory lecture/</text:p>
      <text:p text:style-name="P2"/>
      <text:p text:style-name="P3">[Page 1]</text:p>
      <text:p text:style-name="P3">Brethren! <text:s/>Those among my hearers, who are familiar with Holy Writ,/ know that the enmity evinced by the Samaritans, impeded for a series of/ years the reconstruction of the second Temple. <text:s/>From the book of/ Ezra, they must have also learnt that shortly after the ascension of/ Darius to the throne of Persia, the<text:span text:style-name="T1">1</text:span><text:span text:style-name="T2"> sacred work was resumed through</text:span><text:span text:style-name="T1">3</text:span><text:span text:style-name="T2">/ the exhortation of two prophets, and under the auspices of a </text:span><text:span text:style-name="T3">brave</text:span><text:span text:style-name="T6">/ general and a priest. <text:s/>The Haftara of this morning bears/ strongly upon the same subject, and <text:s/>I </text:span><text:span text:style-name="T3">will</text:span><text:span text:style-name="T6"> purpose offering some necessary elucidations./ <text:s/>Mark therefore, my friends! its contents, while I dilate thereon./ <text:s/>The obstacles encountered in the prosecution of their undertaking,/ had greatly abated the ardour felt by the Hebrews on their return/ to the land of the patriarchs, after the Babylonian captivity./ <text:s/>The main object of their enfranchisement at the hands of King/ Cyrus, remained unaccomplished; and few exhibited the interest it/ </text:span><text:span text:style-name="T3">commanded</text:span><text:span text:style-name="T6"> claimed. <text:s/>Zachariah, like his contemporary Haggin, perceived/ that the absence of a point of Union, would have continually exposed the/ people of Judea to the wiles of their idolatrous opponents./ <text:s/>He therefore labored with zeal to reinstate the national worship./ <text:s/>In the language of inspiration, he assured the desponding of a/ brighter success than heretofore, through the interposition of the Deity./</text:span></text:p>
      <text:p text:style-name="P6"/>
      <text:p text:style-name="P3"><text:span text:style-name="T6">[Page 2]<text:line-break/>The visions, which were the offspring of a mind bent upon the/ stability of Judaism in its ancient glory, </text:span><text:soft-page-break/><text:span text:style-name="T6">purported to convey the same/ happy tiding. <text:s/>Jerusalem would again become the centre, towards/ which the heart of a vast population would converge. <text:s/>The second/ Sanctuary would rival the first in greatness and splendour./ <text:s/>A Divine protection, would, like a wall of fire, awe-back the/ enemy who sought to destroy Israel. <text:s/>Accordingly, the section we/ have perused, opens with a beautiful apostrophe to the daughter of/ Zion, and a promise that the completion of the Temple, would invite/ to her borders, new votaries from among the heathen world, from Persia,/ from Media and Idumea. <text:s/>But while the soul of the prophet,/ was glowing in the anticipation of so </text:span><text:span text:style-name="T3">joyful</text:span><text:span text:style-name="T6"> prosperous a future, he was/ shown a cause, which might have militated against its con-/-summation. <text:s/>The angle who had addressed him pointed out a/ man, who though commissioned to aid in the great work of the/ Lord, was the chief of a defiled household. <text:s/>The children of/ Joshua the high-priest, had contracted a matrimonial alliance </text:span><text:span text:style-name="T3">with</text:span><text:span text:style-name="T6">/ with the daughters of the Stranger. <text:s/>The loving parent had not/ possibly exercised due authority to restrain them; hence the sea they/ had committed, became </text:span><text:span text:style-name="T7">his Satan</text:span><text:span text:style-name="T8">, or accuser before the [inserted above: of the] Supreme</text:span><text:span text:style-name="T11">2</text:span><text:span text:style-name="T8"> tribunal</text:span><text:span text:style-name="T11">1</text:span><text:span text:style-name="T8">./ <text:s/>[Hebrew]. <text:s/>For, </text:span><text:span text:style-name="T7">let it</text:span><text:span text:style-name="T8"> be, my friends, clearly understood,/</text:span></text:p>
      <text:p text:style-name="P7"/>
      <text:p text:style-name="P7">[Page 3]</text:p>
      <text:p text:style-name="P3"><text:span text:style-name="T8">that the Hebrew "Satan" bears no analogy whatever with that/ invented by mythological fiction, and admitted into other creeds </text:span><text:span text:style-name="T7">as</text:span><text:span text:style-name="T8"> the/ </text:span><text:span text:style-name="T4">implacable foe of mankind.</text:span><text:span text:style-name="T8"> author of all evil. <text:s/>The God of Israel who is </text:span><text:span text:style-name="T7">Almighty</text:span><text:span text:style-name="T8"> has not delegated/ </text:span><text:span text:style-name="T4">his</text:span><text:span text:style-name="T8"> a power </text:span><text:span text:style-name="T4">to</text:span><text:span text:style-name="T8"> so malignant </text:span><text:span text:style-name="T4">a</text:span><text:span text:style-name="T8"> to any celestial or terrestrial being. <text:s/>To believe that He who is </text:span><text:span text:style-name="T4">God</text:span><text:span text:style-name="T8"> the Lord/ of justice and mercy, would deliberately deliver his creatures into the/ hand of one, who delights </text:span><text:span text:style-name="T4">in evil</text:span><text:span text:style-name="T8"> in perverting &amp; destroying its unjewish and blasphemous/ [Hebrew] </text:span><text:span text:style-name="T7">Satan</text:span><text:span text:style-name="T8">, from the root [Hebrew] </text:span><text:span text:style-name="T7">Satah</text:span><text:span text:style-name="T8">, means "to thwart" and it may apply/ to individuals, as in the case of Hadad the Edomite, who arose against/ Solomons [Hebrew], or to our own misdeeds, which/ conspire against our happiness; conformably with the Rabbinical/ axiom [Hebrew]. <text:s/>"He who does a wrong-act acquires/ to himself an accusor[sic!]" <text:s/>And if there are passages in the scrip-/-tures, or in the Talmud, that seem to gainsay, our assertion, a/ mature examination of the whole context, will prove us </text:span><text:span text:style-name="T4">per-</text:span><text:span text:style-name="T8"> irrefutably/ </text:span><text:span text:style-name="T4">fectly</text:span><text:span text:style-name="T8"> correct. <text:s/>At all events, in the subject under discussion,/ it was </text:span><text:span text:style-name="T7">a trespass</text:span><text:span text:style-name="T8">, which had not been timely prevented, that stood as/ an adversary to the progress of the national cause. <text:s/>But in the/ metaphorical style of prophecy, the Eternal, who would restore Israel, </text:span><text:span text:style-name="T4">to his former height</text:span><text:span text:style-name="T8">, and re-establish his divinity in Jerusalem,--rebuked that trespass,/ in order that it might be </text:span><text:span text:style-name="T4">wiped off</text:span><text:span text:style-name="T8"> expunged. <text:s/>For, we read, that not in/ vain had he snatched from the consuming fire of exile, the righteous/</text:span></text:p>
      <text:p text:style-name="P3"><text:span text:style-name="T8"/></text:p>
      <text:p text:style-name="P3"><text:span text:style-name="T8">[Page 4]</text:span></text:p>
      <text:p text:style-name="P3"><text:span text:style-name="T8">son of Jeozadak, but that he should minister before his reconstructed/ altar. <text:s/>To render him worthy in every respect of that noble vocation,/ he was divested of his stained garments, and arrayed in habiliment of/ purity; that is, the progeny of the same chosen priest, cast off as filthy/ raiment, the women with whom they had been united in guilt, and/ made a public atonement. <text:s/>That </text:span><text:span text:style-name="T4">act</text:span><text:span text:style-name="T8"> measure, which the time and the/ preservation of Judaism imperatively demanded, silenced </text:span><text:span text:style-name="T4">the</text:span><text:span text:style-name="T8"> all accusations,/ and the angel, who had spoken to Zechariah, directed to Joshua/ words of promise and consolation [Hebrew]. <text:s/>By rectitude and piety he/ would secure to himself and offspring the sublime station he held. <text:s/>He/ would remain the steward of the house of god; the guardian of divine insti-/-tutions; and at his decease, inherit a place amidst the Seraphic/ host that exist for evermore. <text:s/>Thus must be understood the/ phrase [Hebrew]. <text:s/>But that declaration so/ joyful to a faithful heart, could not be effected, while the walls/ of the Temple continued unbuilt; for, only within their limits/ were the sacerdotal functions to be exercised. <text:s/>Therefore the same/ </text:span><text:span text:style-name="T4">divine</text:span><text:span text:style-name="T8"> heavenly messenger proclaimed in the presence of all the assembled/ priests, that a branch of the root of Jesse, would soon flourish/ and cast its protecting shade over Zion. <text:s/>That as it shot forth, the/ work of re-edification would no longer be impeded, for, each/</text:span></text:p>
      <text:p text:style-name="P3"><text:span text:style-name="T8"/></text:p>
      <text:p text:style-name="P3"><text:span text:style-name="T8">[Page 5]</text:span></text:p>
      <text:p text:style-name="P3"><text:soft-page-break/><text:span text:style-name="T8">stone set into the ground, would be guarded by numerous watchers/ sent from above; and thereupon the hand of the Most High, would/ engrave the following significant inscription [Hebrew]/ "In one day the iniquity of this land shall depart" <text:s/>Then would </text:span><text:span text:style-name="T4">Israel</text:span><text:span text:style-name="T8"> Judah/ enjoy tranquillity[sic!] as during the reign of Solomon, when from Dan/ to Beer Sheba</text:span><text:span text:style-name="T4">ng</text:span><text:span text:style-name="T8">, men sat under the vine and fig-tree, without/ fear of molestation. <text:s/>But as the angle made an end/ of speaking thus, the mind of the prophet became absorbed in/ deep thoughts. <text:s/>The interpretation of what he had heard, was not/ entirely disclosed to his understanding. <text:s/>He had failed to learn who was/ typified by the promised Branch, that would speedily grow./ <text:s/>Wherefore was he aroused from his meditation, to behold another/ vision. <text:s/>He saw a golden candlestick, on the top of which there/ stood a large bowl, and around it seven lamps, whereto was/ attached an equal number of pipes. <text:s/>Into these a fresh supply/ of pure oil was incessantly poured from the upper bowl. <text:s/>But the/ igniting substance itself was spontaneously pressed into the latter/ vessel from two branches of an olive tree, placed on its right and left./ <text:s/>At that unwonted sight, the inspired servant of God relapsed into/ his meditative mood. <text:s/>He could define the allusion conveyed/</text:span></text:p>
      <text:p text:style-name="P3"><text:span text:style-name="T8"/></text:p>
      <text:p text:style-name="P3"><text:span text:style-name="T8">[Page 6]</text:span></text:p>
      <text:p text:style-name="P3"><text:span text:style-name="T8">by the candlestick and its seven lamps, for, it obviously signified the/ re-edification of the Temple, which that perpetual light would/ adorn as formerly. <text:s/>But he could not comprehend what was/ meant by the olives which were by some invisible power converted/ into oil. <text:s/>To enlighten him, the heavenly messenger accosted </text:span><text:span text:style-name="T4">it</text:span><text:span text:style-name="T8"> him/ anew, and pointed to the emblamatic branch, whose </text:span><text:span text:style-name="T4">signification</text:span><text:span text:style-name="T8"> purport/ </text:span><text:span text:style-name="T4">he could not</text:span><text:span text:style-name="T8"> the Seer had not yet fathomed. <text:s/></text:span><text:span text:style-name="T4">Like the oil</text:span><text:span text:style-name="T8"> It was even Zerubabel, the/ chosen scion of Judah's stock, that would erect the Temple/ in all its pristine glory, and re-instate the national worship./ <text:s/>But </text:span><text:span text:style-name="T4">like</text:span><text:span text:style-name="T8"> as the oil </text:span><text:span text:style-name="T4">which</text:span><text:span text:style-name="T8"> was formed into the bowl, without/ the pressure of a human hand, so would the structure dedicated/ to the Most High, be completed, not through man's strength/ or valour, but by the interposition of Providence on behalf of/ his liberated </text:span><text:span text:style-name="T4">Israel</text:span><text:span text:style-name="T8"> people. <text:s/>Sustained by the spirit of Him that/ rules the universe, Zerubabel would become the terror of his/ adversaries, None should dare to obstruct his work, for, led/ forth by the Lord of hosts, he would level with the earth, a power/ as lofty as a gigantic mountain. <text:s/>And as at the/ termination of his holy task, he would crown</text:span><text:span text:style-name="T4">ed</text:span><text:span text:style-name="T8"> the building/ with its superstructure, a shout would burst forth/</text:span></text:p>
      <text:p text:style-name="P3"><text:span text:style-name="T8"/></text:p>
      <text:p text:style-name="P3"><text:span text:style-name="T8">[Page 7]</text:span></text:p>
      <text:p text:style-name="P3"><text:span text:style-name="T8">from a multitude of grateful hearts, greeting the finishing-/-stone with the words [Hebrew]. <text:s/>It is comely and graceful./ <text:s/>Such is, my friends! according to some of our authorities, the exposition/ of the Haftar</text:span><text:span text:style-name="T9">á</text:span><text:span text:style-name="T10"> we have rehearsed this morning. <text:s/>Our Rabbins/ designated it also for the Sabbath Hanucc</text:span><text:span text:style-name="T9">á</text:span><text:span text:style-name="T10">, and very appositely too;/ for, the events which gave it origin, were nearly reproduced in the/ days of the Maccabees. <text:s/>The valiant Judah became the Zerubadel/ of his time, who lowered the pride of </text:span><text:span text:style-name="T5">Antiochus</text:span><text:span text:style-name="T10"> our sworn enemies, and re-dedicated/ the Temple, despite internal and external impediments./</text:span></text:p>
      <text:p text:style-name="P3"><text:span text:style-name="T10">I am not ignorant of the fact, that the whole section has been/ applied by sundry commentators to the </text:span><text:span text:style-name="T5">f</text:span><text:span text:style-name="T10"> hoped-for advent of/ the Messiah, of whom Zerubabel is made the type. <text:s/>But/ without denying that few scattered sentences may appear to favor that/ construction, I hold it as my opinion, that in this instance,/ the inspired Zechariah did not cast his vision to a remote future,/ when the present, offered ample scope for his prophetic exhortations./ <text:s/>That he believed the restoration from Chaldea imperfect and very short/ of the glorious predictions uttered by his predecessors, we may deduce/ from his subsequent writings, but the tenor of the first seven/</text:span></text:p>
      <text:p text:style-name="P3"><text:span text:style-name="T10"/></text:p>
      <text:p text:style-name="P3"><text:span text:style-name="T10">[Page 8]</text:span></text:p>
      <text:p text:style-name="P3"><text:span text:style-name="T10">chapters of his book, fully justifies our conclusion./ <text:s/></text:span></text:p>
      <text:p text:style-name="P3"><text:span text:style-name="T10">My Brethren! <text:s/>Consult then in the text, and judge according to/ your discernment. <text:s/>And may God enlighten our minds, that/ we may ever comprehend the words of Holy Writ, and teach/ them suitably to their true signification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15:41:42.96</meta:creation-date>
    <dc:date>2012-11-28T12:09:25.19</dc:date>
    <meta:editing-duration>PT1H1M58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4" meta:paragraph-count="79" meta:word-count="1800" meta:character-count="11243"/>
  </office:meta>
</office:document-meta>
</file>